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925in" svg:height="4.9882in" svg:x="5.8862in" svg:y="0.7425in">
            <draw:object draw:notify-on-update-of-ranges="Sheet1.A2:Sheet1.A8 Sheet1.B1:Sheet1.B1 Sheet1.B2:Sheet1.B8 Sheet1.C2:Sheet1.C8 Sheet1.C2:Sheet1.C8 Sheet1.A2:Sheet1.A8 Sheet1.D1:Sheet1.D1 Sheet1.D2:Sheet1.D8 Sheet1.E2:Sheet1.E8 Sheet1.E2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(days)</text:p>
          </table:table-cell>
          <table:table-cell office:value-type="string" calcext:value-type="string">
            <text:p>fresh_haleu_keff</text:p>
          </table:table-cell>
          <table:table-cell office:value-type="string" calcext:value-type="string">
            <text:p>fresh_haleu_uncertainty</text:p>
          </table:table-cell>
          <table:table-cell office:value-type="string" calcext:value-type="string">
            <text:p>50_percent_u236_haleu_plus_keff</text:p>
          </table:table-cell>
          <table:table-cell office:value-type="string" calcext:value-type="string">
            <text:p>50_percent_u236_haleu_plus_keff_uncertain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984746626053" calcext:value-type="float">
            <text:p>1.36984746626053</text:p>
          </table:table-cell>
          <table:table-cell office:value-type="float" office:value="0.00100074788227277" calcext:value-type="float">
            <text:p>0.00100074788227277</text:p>
          </table:table-cell>
          <table:table-cell office:value-type="float" office:value="1.15238411495192" calcext:value-type="float">
            <text:p>1.15238411495192</text:p>
          </table:table-cell>
          <table:table-cell office:value-type="float" office:value="0.000956280744216109" calcext:value-type="float">
            <text:p>0.000956280744216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5182521908604" calcext:value-type="float">
            <text:p>1.35182521908604</text:p>
          </table:table-cell>
          <table:table-cell office:value-type="float" office:value="0.00113999474938155" calcext:value-type="float">
            <text:p>0.00113999474938155</text:p>
          </table:table-cell>
          <table:table-cell office:value-type="float" office:value="1.12389399781626" calcext:value-type="float">
            <text:p>1.12389399781626</text:p>
          </table:table-cell>
          <table:table-cell office:value-type="float" office:value="0.000956835180060186" calcext:value-type="float">
            <text:p>0.0009568351800601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4637586735533" calcext:value-type="float">
            <text:p>1.34637586735533</text:p>
          </table:table-cell>
          <table:table-cell office:value-type="float" office:value="0.00112484906807078" calcext:value-type="float">
            <text:p>0.00112484906807078</text:p>
          </table:table-cell>
          <table:table-cell office:value-type="float" office:value="1.11685221861653" calcext:value-type="float">
            <text:p>1.11685221861653</text:p>
          </table:table-cell>
          <table:table-cell office:value-type="float" office:value="0.00094104997049786" calcext:value-type="float">
            <text:p>0.000941049970497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409739130638" calcext:value-type="float">
            <text:p>1.3409739130638</text:p>
          </table:table-cell>
          <table:table-cell office:value-type="float" office:value="0.00108669967572886" calcext:value-type="float">
            <text:p>0.00108669967572886</text:p>
          </table:table-cell>
          <table:table-cell office:value-type="float" office:value="1.11428098923146" calcext:value-type="float">
            <text:p>1.11428098923146</text:p>
          </table:table-cell>
          <table:table-cell office:value-type="float" office:value="0.00101965294948182" calcext:value-type="float">
            <text:p>0.001019652949481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3853757798578" calcext:value-type="float">
            <text:p>1.33853757798578</text:p>
          </table:table-cell>
          <table:table-cell office:value-type="float" office:value="0.00108039615973903" calcext:value-type="float">
            <text:p>0.00108039615973903</text:p>
          </table:table-cell>
          <table:table-cell office:value-type="float" office:value="1.11017859188455" calcext:value-type="float">
            <text:p>1.11017859188455</text:p>
          </table:table-cell>
          <table:table-cell office:value-type="float" office:value="0.000925778027567888" calcext:value-type="float">
            <text:p>0.000925778027567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3488486671238" calcext:value-type="float">
            <text:p>1.33488486671238</text:p>
          </table:table-cell>
          <table:table-cell office:value-type="float" office:value="0.0010347524328412" calcext:value-type="float">
            <text:p>0.0010347524328412</text:p>
          </table:table-cell>
          <table:table-cell office:value-type="float" office:value="1.10679673722832" calcext:value-type="float">
            <text:p>1.10679673722832</text:p>
          </table:table-cell>
          <table:table-cell office:value-type="float" office:value="0.00100128866503571" calcext:value-type="float">
            <text:p>0.00100128866503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3353370693314" calcext:value-type="float">
            <text:p>1.33353370693314</text:p>
          </table:table-cell>
          <table:table-cell office:value-type="float" office:value="0.00110834498305429" calcext:value-type="float">
            <text:p>0.00110834498305429</text:p>
          </table:table-cell>
          <table:table-cell office:value-type="float" office:value="1.10354415155549" calcext:value-type="float">
            <text:p>1.10354415155549</text:p>
          </table:table-cell>
          <table:table-cell office:value-type="float" office:value="0.00092556125517041" calcext:value-type="float">
            <text:p>0.0009255612551704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Note: PWR depletion chain used, that was most conveni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 Temp: 600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2:06:57.609121416</meta:creation-date>
    <dc:date>2024-01-26T12:15:18.684828374</dc:date>
    <meta:editing-duration>PT7M21S</meta:editing-duration>
    <meta:editing-cycles>9</meta:editing-cycles>
    <meta:generator>LibreOffice/7.3.7.2$Linux_X86_64 LibreOffice_project/3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C2:Sheet1.C8" chart:error-lower-range="Sheet1.C2:Sheet1.C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C2:Sheet1.C8" chart:error-lower-range="Sheet1.C2:Sheet1.C8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E2:Sheet1.E8" chart:error-lower-range="Sheet1.E2:Sheet1.E8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2:Sheet1.E8" chart:error-lower-range="Sheet1.E2:Sheet1.E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64cm" svg:height="12.671cm" xlink:href=".." xlink:type="simple" chart:class="chart:scatter" chart:style-name="ch1">
        <chart:title svg:x="3.861cm" svg:y="0.389cm" chart:style-name="ch2">
          <text:p>Fresh Haleu vs 50% U236 Contaminated Haleu Plus keff over time</text:p>
        </chart:title>
        <chart:legend chart:legend-position="bottom" svg:x="5.522cm" svg:y="12.072cm" style:legend-expansion="wide" chart:style-name="ch3"/>
        <chart:plot-area chart:style-name="ch4" table:cell-range-address="Sheet1.A2:Sheet1.B8 Sheet1.B1:Sheet1.B1 Sheet1.D1:Sheet1.D8" chart:data-source-has-labels="row" svg:x="1.432cm" svg:y="1.421cm" svg:width="19.211cm" svg:height="9.233cm">
          <chart:coordinate-region svg:x="2.344cm" svg:y="1.62cm" svg:width="18.019cm" svg:height="8.387cm"/>
          <chart:axis chart:dimension="x" chart:name="primary-x" chart:style-name="ch5">
            <chart:title svg:x="10.133cm" svg:y="10.907cm" chart:style-name="ch6">
              <text:p>Time (days)</text:p>
            </chart:title>
          </chart:axis>
          <chart:axis chart:dimension="y" chart:name="primary-y" chart:style-name="ch7">
            <chart:title svg:x="0.451cm" svg:y="6.729cm" chart:style-name="ch8">
              <text:p>k_infinity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scatter">
            <chart:domain table:cell-range-address="Sheet1.A2:Sheet1.A8"/>
            <chart:error-indicator chart:style-name="ch11" chart:dimension="y"/>
            <chart:data-point chart:repeated="7"/>
          </chart:series>
          <chart:series chart:style-name="ch12" chart:values-cell-range-address="Sheet1.D2:Sheet1.D8" chart:label-cell-address="Sheet1.D1:Sheet1.D1" chart:class="chart:scatter">
            <chart:error-indicator chart:style-name="ch13" chart:dimension="y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sh_haleu_keff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50_percent_u236_haleu_plus_keff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1.36984746626053">
                <text:p>1.36984746626053</text:p>
                <draw:g>
                  <svg:desc>Sheet1.B2:Sheet1.B8</svg:desc>
                </draw:g>
              </table:table-cell>
              <table:table-cell office:value-type="float" office:value="0.00100074788227277">
                <text:p>0.00100074788227277</text:p>
                <draw:g>
                  <svg:desc>Sheet1.C2:Sheet1.C8</svg:desc>
                </draw:g>
              </table:table-cell>
              <table:table-cell office:value-type="float" office:value="0.00100074788227277">
                <text:p>0.00100074788227277</text:p>
                <draw:g>
                  <svg:desc>Sheet1.C2:Sheet1.C8</svg:desc>
                </draw:g>
              </table:table-cell>
              <table:table-cell office:value-type="float" office:value="1.15238411495192">
                <text:p>1.15238411495192</text:p>
                <draw:g>
                  <svg:desc>Sheet1.D2:Sheet1.D8</svg:desc>
                </draw:g>
              </table:table-cell>
              <table:table-cell office:value-type="float" office:value="0.000956280744216109">
                <text:p>0.000956280744216109</text:p>
                <draw:g>
                  <svg:desc>Sheet1.E2:Sheet1.E8</svg:desc>
                </draw:g>
              </table:table-cell>
              <table:table-cell office:value-type="float" office:value="0.000956280744216109">
                <text:p>0.000956280744216109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35182521908604">
                <text:p>1.35182521908604</text:p>
              </table:table-cell>
              <table:table-cell office:value-type="float" office:value="0.00113999474938155">
                <text:p>0.00113999474938155</text:p>
              </table:table-cell>
              <table:table-cell office:value-type="float" office:value="0.00113999474938155">
                <text:p>0.00113999474938155</text:p>
              </table:table-cell>
              <table:table-cell office:value-type="float" office:value="1.12389399781626">
                <text:p>1.12389399781626</text:p>
              </table:table-cell>
              <table:table-cell office:value-type="float" office:value="0.000956835180060186">
                <text:p>0.000956835180060186</text:p>
              </table:table-cell>
              <table:table-cell office:value-type="float" office:value="0.000956835180060186">
                <text:p>0.000956835180060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34637586735533">
                <text:p>1.34637586735533</text:p>
              </table:table-cell>
              <table:table-cell office:value-type="float" office:value="0.00112484906807078">
                <text:p>0.00112484906807078</text:p>
              </table:table-cell>
              <table:table-cell office:value-type="float" office:value="0.00112484906807078">
                <text:p>0.00112484906807078</text:p>
              </table:table-cell>
              <table:table-cell office:value-type="float" office:value="1.11685221861653">
                <text:p>1.11685221861653</text:p>
              </table:table-cell>
              <table:table-cell office:value-type="float" office:value="0.00094104997049786">
                <text:p>0.00094104997049786</text:p>
              </table:table-cell>
              <table:table-cell office:value-type="float" office:value="0.00094104997049786">
                <text:p>0.00094104997049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.3409739130638">
                <text:p>1.3409739130638</text:p>
              </table:table-cell>
              <table:table-cell office:value-type="float" office:value="0.00108669967572886">
                <text:p>0.00108669967572886</text:p>
              </table:table-cell>
              <table:table-cell office:value-type="float" office:value="0.00108669967572886">
                <text:p>0.00108669967572886</text:p>
              </table:table-cell>
              <table:table-cell office:value-type="float" office:value="1.11428098923146">
                <text:p>1.11428098923146</text:p>
              </table:table-cell>
              <table:table-cell office:value-type="float" office:value="0.00101965294948182">
                <text:p>0.00101965294948182</text:p>
              </table:table-cell>
              <table:table-cell office:value-type="float" office:value="0.00101965294948182">
                <text:p>0.00101965294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.33853757798578">
                <text:p>1.33853757798578</text:p>
              </table:table-cell>
              <table:table-cell office:value-type="float" office:value="0.00108039615973903">
                <text:p>0.00108039615973903</text:p>
              </table:table-cell>
              <table:table-cell office:value-type="float" office:value="0.00108039615973903">
                <text:p>0.00108039615973903</text:p>
              </table:table-cell>
              <table:table-cell office:value-type="float" office:value="1.11017859188455">
                <text:p>1.11017859188455</text:p>
              </table:table-cell>
              <table:table-cell office:value-type="float" office:value="0.000925778027567888">
                <text:p>0.000925778027567888</text:p>
              </table:table-cell>
              <table:table-cell office:value-type="float" office:value="0.000925778027567888">
                <text:p>0.00092577802756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.33488486671238">
                <text:p>1.33488486671238</text:p>
              </table:table-cell>
              <table:table-cell office:value-type="float" office:value="0.0010347524328412">
                <text:p>0.0010347524328412</text:p>
              </table:table-cell>
              <table:table-cell office:value-type="float" office:value="0.0010347524328412">
                <text:p>0.0010347524328412</text:p>
              </table:table-cell>
              <table:table-cell office:value-type="float" office:value="1.10679673722832">
                <text:p>1.10679673722832</text:p>
              </table:table-cell>
              <table:table-cell office:value-type="float" office:value="0.00100128866503571">
                <text:p>0.00100128866503571</text:p>
              </table:table-cell>
              <table:table-cell office:value-type="float" office:value="0.00100128866503571">
                <text:p>0.00100128866503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.33353370693314">
                <text:p>1.33353370693314</text:p>
              </table:table-cell>
              <table:table-cell office:value-type="float" office:value="0.00110834498305429">
                <text:p>0.00110834498305429</text:p>
              </table:table-cell>
              <table:table-cell office:value-type="float" office:value="0.00110834498305429">
                <text:p>0.00110834498305429</text:p>
              </table:table-cell>
              <table:table-cell office:value-type="float" office:value="1.10354415155549">
                <text:p>1.10354415155549</text:p>
              </table:table-cell>
              <table:table-cell office:value-type="float" office:value="0.00092556125517041">
                <text:p>0.00092556125517041</text:p>
              </table:table-cell>
              <table:table-cell office:value-type="float" office:value="0.00092556125517041">
                <text:p>0.00092556125517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